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8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47cm"/>
    </style:style>
    <style:style style:name="co4" style:family="table-column">
      <style:table-column-properties fo:break-before="auto" style:column-width="3.6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_VoskIvan" table:style-name="ta1">
        <table:shapes>
          <draw:frame draw:z-index="0" draw:style-name="gr1" draw:text-style-name="P1" svg:width="25.109cm" svg:height="14.123cm" svg:x="0.313cm" svg:y="8.425cm">
            <draw:object draw:notify-on-update-of-ranges="Resultados_VoskIvan.A1:Resultados_VoskIvan.A1 Resultados_VoskIvan.A2:Resultados_VoskIvan.A18 Resultados_VoskIvan.B1:Resultados_VoskIvan.B1 Resultados_VoskIvan.B2:Resultados_VoskIvan.B18 Resultados_VoskIvan.C1:Resultados_VoskIvan.C1 Resultados_VoskIvan.C2:Resultados_VoskIvan.C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rase</text:p>
          </table:table-cell>
          <table:table-cell office:value-type="string" calcext:value-type="string">
            <text:p>WER</text:p>
          </table:table-cell>
          <table:table-cell office:value-type="string" calcext:value-type="string">
            <text:p>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adia_Frase1</text:p>
          </table:table-cell>
          <table:table-cell office:value-type="float" office:value="0.5" calcext:value-type="float">
            <text:p>0,5</text:p>
          </table:table-cell>
          <table:table-cell office:value-type="float" office:value="0.130434782608696" calcext:value-type="float">
            <text:p>0,130434782608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adia_Frase2</text:p>
          </table:table-cell>
          <table:table-cell office:value-type="float" office:value="0.375" calcext:value-type="float">
            <text:p>0,375</text:p>
          </table:table-cell>
          <table:table-cell office:value-type="float" office:value="0.113636363636364" calcext:value-type="float">
            <text:p>0,11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adia_Frase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adia_Frase4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adia_Frase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adia_Frase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adia_Frase7</text:p>
          </table:table-cell>
          <table:table-cell office:value-type="float" office:value="0.166666666666667" calcext:value-type="float">
            <text:p>0,166666666666667</text:p>
          </table:table-cell>
          <table:table-cell office:value-type="float" office:value="0.107142857142857" calcext:value-type="float">
            <text:p>0,10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adia_Frase8</text:p>
          </table:table-cell>
          <table:table-cell office:value-type="float" office:value="0.142857142857143" calcext:value-type="float">
            <text:p>0,142857142857143</text:p>
          </table:table-cell>
          <table:table-cell office:value-type="float" office:value="0.113636363636364" calcext:value-type="float">
            <text:p>0,11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ina_Frase1</text:p>
          </table:table-cell>
          <table:table-cell office:value-type="float" office:value="0.25" calcext:value-type="float">
            <text:p>0,25</text:p>
          </table:table-cell>
          <table:table-cell office:value-type="float" office:value="0.0454545454545455" calcext:value-type="float">
            <text:p>0,0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ina_Frase2</text:p>
          </table:table-cell>
          <table:table-cell office:value-type="float" office:value="0.5" calcext:value-type="float">
            <text:p>0,5</text:p>
          </table:table-cell>
          <table:table-cell office:value-type="float" office:value="0.13953488372093" calcext:value-type="float">
            <text:p>0,13953488372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ina_Frase3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ina_Frase4</text:p>
          </table:table-cell>
          <table:table-cell office:value-type="float" office:value="0.5" calcext:value-type="float">
            <text:p>0,5</text:p>
          </table:table-cell>
          <table:table-cell office:value-type="float" office:value="0.181818181818182" calcext:value-type="float">
            <text:p>0,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ina_Frase5</text:p>
          </table:table-cell>
          <table:table-cell office:value-type="float" office:value="0.25" calcext:value-type="float">
            <text:p>0,25</text:p>
          </table:table-cell>
          <table:table-cell office:value-type="float" office:value="0.0833333333333333" calcext:value-type="float">
            <text:p>0,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ina_Frase6</text:p>
          </table:table-cell>
          <table:table-cell office:value-type="float" office:value="0.571428571428571" calcext:value-type="float">
            <text:p>0,571428571428571</text:p>
          </table:table-cell>
          <table:table-cell office:value-type="float" office:value="0.136363636363636" calcext:value-type="float">
            <text:p>0,1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ina_Frase7</text:p>
          </table:table-cell>
          <table:table-cell office:value-type="float" office:value="0.25" calcext:value-type="float">
            <text:p>0,25</text:p>
          </table:table-cell>
          <table:table-cell office:value-type="float" office:value="0.127272727272727" calcext:value-type="float">
            <text:p>0,1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ina_Frase8</text:p>
          </table:table-cell>
          <table:table-cell office:value-type="float" office:value="0.428571428571429" calcext:value-type="float">
            <text:p>0,428571428571429</text:p>
          </table:table-cell>
          <table:table-cell office:value-type="float" office:value="0.209302325581395" calcext:value-type="float">
            <text:p>0,209302325581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oLargo</text:p>
          </table:table-cell>
          <table:table-cell office:value-type="float" office:value="0.294444444444444" calcext:value-type="float">
            <text:p>0,294444444444444</text:p>
          </table:table-cell>
          <table:table-cell office:value-type="float" office:value="0.118997912317328" calcext:value-type="float">
            <text:p>0,11899791231732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6T13:24:43.997000000</dc:date>
    <meta:editing-duration>PT5M9S</meta:editing-duration>
    <meta:editing-cycles>1</meta:editing-cycles>
    <meta:document-statistic meta:table-count="1" meta:cell-count="54" meta:object-count="1"/>
    <meta:generator>LibreOffice/7.2.5.2$Windows_X86_64 LibreOffice_project/499f9727c189e6ef3471021d6132d4c694f357e5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127622" draw:fill-color="#127622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11cm" svg:height="14.124cm" xlink:href=".." xlink:type="simple" chart:class="chart:line" chart:style-name="ch1">
        <chart:title svg:x="9.434cm" svg:y="0.418cm" chart:style-name="ch2">
          <text:p>Ratios de Error según archivo</text:p>
        </chart:title>
        <chart:subtitle svg:x="10.749cm" svg:y="1.505cm" chart:style-name="ch3">
          <text:p>Vosk, Modelo Oficial</text:p>
        </chart:subtitle>
        <chart:legend chart:legend-position="end" svg:x="22.94cm" svg:y="6.508cm" style:legend-expansion="high" chart:style-name="ch4"/>
        <chart:plot-area chart:style-name="ch5" table:cell-range-address="Resultados_VoskIvan.A1:Resultados_VoskIvan.C18" chart:data-source-has-labels="both" svg:x="0.502cm" svg:y="2.444cm" svg:width="21.936cm" svg:height="10.427cm">
          <chart:coordinate-region svg:x="1.751cm" svg:y="2.444cm" svg:width="19.885cm" svg:height="7.923cm"/>
          <chart:axis chart:dimension="x" chart:name="primary-x" chart:style-name="ch6" chartooo:axis-type="auto">
            <chartooo:date-scale/>
            <chart:title svg:x="10.323cm" svg:y="13.153cm" chart:style-name="ch7">
              <text:p>Texto analizado</text:p>
            </chart:title>
            <chart:categories table:cell-range-address="Resultados_VoskIvan.A2:Resultados_VoskIvan.A18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Resultados_VoskIvan.B2:Resultados_VoskIvan.B18" chart:label-cell-address="Resultados_VoskIvan.B1:Resultados_VoskIvan.B1" chart:class="chart:line">
            <chart:data-point chart:repeated="17"/>
          </chart:series>
          <chart:series chart:style-name="ch10" chart:values-cell-range-address="Resultados_VoskIvan.C2:Resultados_VoskIvan.C18" chart:label-cell-address="Resultados_VoskIvan.C1:Resultados_VoskIvan.C1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R</text:p>
                <draw:g>
                  <svg:desc>Resultados_VoskIvan.B1:Resultados_VoskIvan.B1</svg:desc>
                </draw:g>
              </table:table-cell>
              <table:table-cell office:value-type="string">
                <text:p>CER</text:p>
                <draw:g>
                  <svg:desc>Resultados_VoskIvan.C1:Resultados_VoskIva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adia_Frase1</text:p>
                <draw:g>
                  <svg:desc>Resultados_VoskIvan.A2:Resultados_VoskIvan.A18</svg:desc>
                </draw:g>
              </table:table-cell>
              <table:table-cell office:value-type="float" office:value="0.5">
                <text:p>0.5</text:p>
                <draw:g>
                  <svg:desc>Resultados_VoskIvan.B2:Resultados_VoskIvan.B18</svg:desc>
                </draw:g>
              </table:table-cell>
              <table:table-cell office:value-type="float" office:value="0.130434782608696">
                <text:p>0.130434782608696</text:p>
                <draw:g>
                  <svg:desc>Resultados_VoskIvan.C2:Resultados_VoskIvan.C18</svg:desc>
                </draw:g>
              </table:table-cell>
            </table:table-row>
            <table:table-row>
              <table:table-cell office:value-type="string">
                <text:p>Arcadia_Frase2</text:p>
              </table:table-cell>
              <table:table-cell office:value-type="float" office:value="0.375">
                <text:p>0.375</text:p>
              </table:table-cell>
              <table:table-cell office:value-type="float" office:value="0.113636363636364">
                <text:p>0.113636363636364</text:p>
              </table:table-cell>
            </table:table-row>
            <table:table-row>
              <table:table-cell office:value-type="string">
                <text:p>Arcadia_Frase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cadia_Frase4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Arcadia_Frase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cadia_Frase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cadia_Frase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07142857142857">
                <text:p>0.107142857142857</text:p>
              </table:table-cell>
            </table:table-row>
            <table:table-row>
              <table:table-cell office:value-type="string">
                <text:p>Arcadia_Frase8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13636363636364">
                <text:p>0.113636363636364</text:p>
              </table:table-cell>
            </table:table-row>
            <table:table-row>
              <table:table-cell office:value-type="string">
                <text:p>Lumina_Frase1</text:p>
              </table:table-cell>
              <table:table-cell office:value-type="float" office:value="0.25">
                <text:p>0.25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string">
                <text:p>Lumina_Frase2</text:p>
              </table:table-cell>
              <table:table-cell office:value-type="float" office:value="0.5">
                <text:p>0.5</text:p>
              </table:table-cell>
              <table:table-cell office:value-type="float" office:value="0.13953488372093">
                <text:p>0.13953488372093</text:p>
              </table:table-cell>
            </table:table-row>
            <table:table-row>
              <table:table-cell office:value-type="string">
                <text:p>Lumina_Frase3</text:p>
              </table:table-cell>
              <table:table-cell office:value-type="float" office:value="0.2">
                <text:p>0.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Lumina_Frase4</text:p>
              </table:table-cell>
              <table:table-cell office:value-type="float" office:value="0.5">
                <text:p>0.5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Lumina_Frase5</text:p>
              </table:table-cell>
              <table:table-cell office:value-type="float" office:value="0.25">
                <text:p>0.25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Lumina_Frase6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136363636363636">
                <text:p>0.136363636363636</text:p>
              </table:table-cell>
            </table:table-row>
            <table:table-row>
              <table:table-cell office:value-type="string">
                <text:p>Lumina_Frase7</text:p>
              </table:table-cell>
              <table:table-cell office:value-type="float" office:value="0.25">
                <text:p>0.25</text:p>
              </table:table-cell>
              <table:table-cell office:value-type="float" office:value="0.127272727272727">
                <text:p>0.127272727272727</text:p>
              </table:table-cell>
            </table:table-row>
            <table:table-row>
              <table:table-cell office:value-type="string">
                <text:p>Lumina_Frase8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209302325581395">
                <text:p>0.209302325581395</text:p>
              </table:table-cell>
            </table:table-row>
            <table:table-row>
              <table:table-cell office:value-type="string">
                <text:p>TextoLargo</text:p>
              </table:table-cell>
              <table:table-cell office:value-type="float" office:value="0.294444444444444">
                <text:p>0.294444444444444</text:p>
              </table:table-cell>
              <table:table-cell office:value-type="float" office:value="0.118997912317328">
                <text:p>0.1189979123173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